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B0000032156EE3A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top="0.014cm" fo:margin-bottom="0cm" fo:text-align="center" style:justify-single-word="false"/>
    </style:style>
    <style:style style:name="P3" style:family="paragraph" style:parent-style-name="Text_20_body">
      <style:paragraph-properties fo:margin-top="0cm" fo:margin-bottom="0.007cm"/>
    </style:style>
    <style:style style:name="P4" style:family="paragraph" style:parent-style-name="Text_20_body" style:list-style-name="L1">
      <style:paragraph-properties fo:margin-top="0cm" fo:margin-bottom="0.007cm"/>
    </style:style>
    <style:style style:name="P5" style:family="paragraph" style:parent-style-name="Text_20_body" style:list-style-name="L2">
      <style:paragraph-properties fo:margin-top="0cm" fo:margin-bottom="0.007cm"/>
    </style:style>
    <style:style style:name="P6" style:family="paragraph" style:parent-style-name="Standard">
      <style:paragraph-properties fo:margin-left="-2.501cm" fo:margin-right="0cm" fo:text-indent="0cm" style:auto-text-indent="false"/>
    </style:style>
    <style:style style:name="P7" style:family="paragraph" style:parent-style-name="Standard" style:list-style-name="">
      <style:paragraph-properties fo:margin-left="-2.501cm" fo:margin-right="0cm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 style:list-style-name="">
      <style:paragraph-properties fo:margin-left="-2.501cm" fo:margin-right="0cm" fo:text-indent="0cm" style:auto-text-indent="false" style:text-autospace="non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3">
      <style:paragraph-properties fo:margin-top="0.014cm" fo:margin-bottom="0cm"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rojekt integracja systemów</text:h>
      <text:h text:style-name="P10" text:outline-level="3">Małgorzata Robak 163765</text:h>
      <text:h text:style-name="P10" text:outline-level="3">Adam Gudynowski 164190</text:h>
      <text:p text:style-name="P2"><text:span text:style-name="T1"/></text:p>
      <text:h text:style-name="Heading_20_3" text:outline-level="3"><text:span text:style-name="T1">Wykorzystane technologie</text:span></text:h>
      <text:p text:style-name="Text_20_body"><text:span text:style-name="T1">Do zbudowania aplikacji wykorzystano .NET framework. Aplikacja webowa napisana jest w technologii ASP.NET MVC 5, Webserwisy dostarczające dane to serwisy SOAP napisae przy pomocy technologii WCF. Język programownaia to C#. Obie bazy danych funkcjonują na serwerze MySQL.</text:span></text:p>
      <text:h text:style-name="Heading_20_3" text:outline-level="3"><text:span text:style-name="T1">Opis architektury systemu</text:span></text:h>
      <text:p text:style-name="Text_20_body"><text:span text:style-name="T1">System składa się z dwóch webserwisów: BmwWawa.svc oraz BMWWroclaw.svc Oba serwisy udostępniają informacje o samochodach znajdujących się w dwóch salonach BMW. Trzecim elementem systemu jest Website Pracownia, który pobiera dane z obu webserwisów, a następnie wyświetla je posortowane po cenie w formie tabeli.</text:span></text:p>
      <text:h text:style-name="Heading_20_3" text:outline-level="3"><text:span text:style-name="T1">Struktura encji</text:span></text:h>
      <text:h text:style-name="Heading_20_3" text:outline-level="3"><draw:frame draw:style-name="fr1" draw:name="grafika1" text:anchor-type="paragraph" svg:width="17cm" svg:height="11.709cm" draw:z-index="0"><draw:image xlink:href="Pictures/100002010000048B0000032156EE3A1A.png" xlink:type="simple" xlink:show="embed" xlink:actuate="onLoad"/></draw:frame><text:span text:style-name="T1">Przebieg integracji</text:span></text:h>
      <text:p text:style-name="Text_20_body"><text:span text:style-name="T1">Do integracji została wykorzystana biblioteka Automapper.</text:span></text:p>
      <text:p text:style-name="P6"><text:span text:style-name="T2"><text:s text:c="16"/>cfg.CreateMap&lt;</text:span><text:span text:style-name="T3">CarWawa</text:span><text:span text:style-name="T2">, </text:span><text:span text:style-name="T3">BmwCar</text:span><text:span text:style-name="T2">&gt;()</text:span></text:p>
      <text:p text:style-name="P7"><text:s text:c="16"/>.ForMember(dest =&gt; dest.Series, opt =&gt; opt.MapFrom(src =&gt; src.Seria))</text:p>
      <text:p text:style-name="P7"><text:s text:c="16"/>.ForMember(dest =&gt; dest.Version, opt =&gt; opt.MapFrom(src =&gt; src.Wersja))</text:p>
      <text:p text:style-name="P7"><text:s text:c="16"/>.ForMember(dest =&gt; dest.Body, opt =&gt; opt.MapFrom(src =&gt; src.Nadwozie))</text:p>
      <text:p text:style-name="P7"><text:s text:c="16"/>.ForMember(dest =&gt; dest.FuelType, opt =&gt; opt.MapFrom(src =&gt; src.Silnik))</text:p>
      <text:p text:style-name="P7"><text:s text:c="16"/>.ForMember(dest =&gt; dest.EngineCapacity, opt =&gt; opt.MapFrom(src =&gt; src.Pojemnosc))</text:p>
      <text:p text:style-name="P7"><text:s text:c="16"/>.ForMember(dest =&gt; dest.Power, opt =&gt; opt.MapFrom(src =&gt; src.Moc))</text:p>
      <text:p text:style-name="P7"><text:s text:c="16"/>.ForMember(dest =&gt; dest.GearboxType, opt =&gt; opt.MapFrom(src =&gt; src.Skrzynia))</text:p>
      <text:p text:style-name="P7"><text:s text:c="16"/>.ForMember(dest =&gt; dest.Price, opt =&gt; opt.MapFrom(src =&gt; src.Cena))</text:p>
      <text:p text:style-name="P7"><text:s text:c="16"/>.ForMember(dest =&gt; dest.Colour, opt =&gt; opt.MapFrom(src =&gt; src.Kolor))</text:p>
      <text:p text:style-name="P8"><text:soft-page-break/><text:span text:style-name="T2"><text:s text:c="16"/>.ForMember(dest =&gt; dest.City, opt =&gt; opt.MapFrom(src =&gt; </text:span><text:span text:style-name="T4">"Warszawa"</text:span><text:span text:style-name="T2">));</text:span></text:p>
      <text:p text:style-name="P7"/>
      <text:p text:style-name="P8"><text:span text:style-name="T2"><text:s text:c="16"/>cfg.CreateMap&lt;</text:span><text:span text:style-name="T3">Car</text:span><text:span text:style-name="T2">, </text:span><text:span text:style-name="T3">BmwCar</text:span><text:span text:style-name="T2">&gt;()</text:span></text:p>
      <text:p text:style-name="P8"><text:span text:style-name="T2"><text:s text:c="16"/></text:span><text:span text:style-name="T5">// propercje o takiej samej nazwie mapowane są automatycznie</text:span></text:p>
      <text:p text:style-name="P8"><text:span text:style-name="T2"><text:s text:c="16"/>.ForMember(dest =&gt; dest.City, opt =&gt; opt.MapFrom(src =&gt; </text:span><text:span text:style-name="T4">"Wroclaw"</text:span><text:span text:style-name="T2">));</text:span></text:p>
      <text:h text:style-name="Heading_20_3" text:outline-level="3"><text:span text:style-name="T1">Adres repozytorium</text:span></text:h>
      <text:p text:style-name="P1"><text:a xlink:type="simple" xlink:href="https://github.com/karambolis8/Pracownia-IAS" text:style-name="Internet_20_link" text:visited-style-name="Visited_20_Internet_20_Link"><text:span text:style-name="T1">https://github.com/karambolis8/Pracownia-IAS</text:span></text:a></text:p>
      <text:h text:style-name="Heading_20_3" text:outline-level="3"><text:span text:style-name="T1">Podział pracy w grupie</text:span></text:h>
      <text:p text:style-name="P3"><text:span text:style-name="T1">Małgorzata Robak</text:span></text:p>
      <text:list xml:id="list51655502474648830" text:style-name="L1">
        <text:list-item>
          <text:p text:style-name="P4"><text:span text:style-name="T1">Przygotowanie danych do baz oraz skryptów bazowych</text:span></text:p>
        </text:list-item>
        <text:list-item>
          <text:p text:style-name="P4"><text:span text:style-name="T1">Praca koncepcyjna nad architekturą systemu</text:span></text:p>
        </text:list-item>
      </text:list>
      <text:p text:style-name="P3"><text:span text:style-name="T1">Adam Gudynowski</text:span></text:p>
      <text:list xml:id="list4517101297169531986" text:style-name="L2">
        <text:list-item>
          <text:p text:style-name="P5"><text:span text:style-name="T1">Zaprogramowanie systemu</text:span></text:p>
        </text:list-item>
      </text:list>
      <text:h text:style-name="Heading_20_3" text:outline-level="3"><text:span text:style-name="T1">Wnioski</text:span></text:h>
      <text:p text:style-name="Text_20_body"><text:span text:style-name="T1">W niektórych przypadkach zasadne może być postawienie trzeciego webserwisu, który zajmował by się integracją wszystkich źródeł danych, oraz ewentualnym ich zachowaniu w bazie danych. Wtedy website integruje tylko jeden webserw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7T14:23:28.11</meta:creation-date>
    <dc:date>2016-11-27T16:26:48.71</dc:date>
    <meta:editing-duration>PT47M58S</meta:editing-duration>
    <meta:editing-cycles>3</meta:editing-cycles>
    <meta:generator>OpenOffice/4.1.2$Win32 OpenOffice.org_project/412m3$Build-9782</meta:generator>
    <meta:document-statistic meta:table-count="0" meta:image-count="1" meta:object-count="0" meta:page-count="2" meta:paragraph-count="34" meta:word-count="264" meta:character-count="2384"/>
  </office:meta>
</office:document-meta>
</file>